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2" style:family="paragraph" style:parent-style-name="Standard">
      <style:text-properties style:font-name="Carlito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1.303cm"/>
        </style:tab-stops>
      </style:paragraph-properties>
      <style:text-properties style:font-name="Carlito" fo:font-size="18pt" style:font-size-asian="18pt" style:font-size-complex="18pt"/>
    </style:style>
    <style:style style:name="P4" style:family="paragraph" style:parent-style-name="Standard">
      <style:paragraph-properties fo:line-height="100%"/>
      <style:text-properties style:font-name="Carlito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>
        <style:tab-stops>
          <style:tab-stop style:position="11.303cm"/>
        </style:tab-stops>
      </style:paragraph-properties>
    </style:style>
    <style:style style:name="P7" style:family="paragraph" style:parent-style-name="Standard"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line-height="100%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line-height="100%"/>
      <style:text-properties fo:font-size="18pt" style:font-size-asian="18pt" style:font-size-complex="18pt"/>
    </style:style>
    <style:style style:name="P11" style:family="paragraph" style:parent-style-name="Standard">
      <style:text-properties fo:font-size="26pt" fo:font-weight="bold" style:font-size-asian="26pt" style:font-weight-asian="bold" style:font-size-complex="26pt"/>
    </style:style>
    <style:style style:name="P12" style:family="paragraph" style:parent-style-name="Standard">
      <style:paragraph-properties fo:margin-top="0cm" fo:margin-bottom="0.282cm" loext:contextual-spacing="false"/>
    </style:style>
    <style:style style:name="P13" style:family="paragraph" style:parent-style-name="Standard">
      <style:paragraph-properties fo:margin-top="0cm" fo:margin-bottom="0.494cm" loext:contextual-spacing="false" fo:line-height="100%"/>
    </style:style>
    <style:style style:name="P14" style:family="paragraph" style:parent-style-name="Title">
      <style:paragraph-properties fo:text-align="center" style:justify-single-word="false"/>
    </style:style>
    <style:style style:name="P15" style:family="paragraph" style:parent-style-name="Title">
      <style:paragraph-properties fo:text-align="center" style:justify-single-word="false"/>
      <style:text-properties fo:color="#000000" fo:font-size="80pt" fo:letter-spacing="normal" fo:font-weight="bold" style:font-size-asian="80pt" style:font-weight-asian="bold" style:font-size-complex="70pt"/>
    </style:style>
    <style:style style:name="P16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color="#000000" fo:font-size="72pt" fo:letter-spacing="normal" fo:font-weight="bold" style:font-size-asian="72pt" style:font-weight-asian="bold" style:font-size-complex="70pt" style:language-complex="ar" style:country-complex="SA"/>
    </style:style>
    <style:style style:name="T2" style:family="text">
      <style:text-properties fo:color="#000000" fo:font-size="72pt" fo:letter-spacing="normal" fo:font-weight="bold" style:font-size-asian="72pt" style:font-weight-asian="bold" style:font-size-complex="70pt"/>
    </style:style>
    <style:style style:name="T3" style:family="text">
      <style:text-properties fo:color="#000000" fo:font-size="80pt" fo:letter-spacing="normal" fo:font-weight="bold" style:font-size-asian="80pt" style:font-weight-asian="bold" style:font-size-complex="70pt" style:language-complex="ar" style:country-complex="SA"/>
    </style:style>
    <style:style style:name="T4" style:family="text">
      <style:text-properties fo:color="#000000" fo:font-size="80pt" fo:letter-spacing="normal" fo:font-weight="bold" style:font-size-asian="80pt" style:font-weight-asian="bold" style:font-size-complex="70pt"/>
    </style:style>
    <style:style style:name="T5" style:family="text">
      <style:text-properties fo:color="#000000" fo:font-size="48pt" fo:letter-spacing="normal" fo:font-weight="bold" style:font-size-asian="48pt" style:font-weight-asian="bold" style:font-size-complex="48pt" style:language-complex="ar" style:country-complex="SA"/>
    </style:style>
    <style:style style:name="T6" style:family="text">
      <style:text-properties fo:color="#000000" fo:font-size="48pt" fo:letter-spacing="normal" fo:font-weight="bold" style:font-size-asian="48pt" style:font-weight-asian="bold" style:font-size-complex="48pt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language-complex="ar" style:country-complex="SA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 style:language-complex="ar" style:country-complex="SA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style:font-size-asian="18pt" style:font-weight-asian="bold" style:font-size-complex="18pt" style:language-complex="ar" style:country-complex="SA"/>
    </style:style>
    <style:style style:name="T12" style:family="text">
      <style:text-properties fo:font-size="18pt" fo:font-weight="bold" style:font-size-asian="18pt" style:font-weight-asian="bold" style:font-size-complex="18pt" style:language-complex="ar" style:country-complex="SA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font-size-asian="18pt" style:font-size-complex="18pt" style:language-complex="ar" style:country-complex="SA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language-complex="ar" style:country-complex="SA" style:font-style-complex="italic" style:font-weight-complex="normal"/>
    </style:style>
    <style:style style:name="T16" style:family="text">
      <style:text-properties fo:font-size="18pt" fo:font-style="italic" style:font-size-asian="18pt" style:font-style-asian="italic" style:font-size-complex="18pt" style:language-complex="ar" style:country-complex="SA"/>
    </style:style>
    <style:style style:name="T17" style:family="text">
      <style:text-properties style:use-window-font-color="true" fo:font-size="18pt" style:font-size-asian="18pt" style:font-size-complex="18pt" style:language-complex="ar" style:country-complex="SA"/>
    </style:style>
    <style:style style:name="T1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9" style:family="text">
      <style:text-properties fo:font-size="36pt" style:text-underline-style="solid" style:text-underline-width="auto" style:text-underline-color="font-color" style:font-size-asian="36pt" style:font-size-complex="36pt" style:language-complex="ar" style:country-complex="SA"/>
    </style:style>
    <style:style style:name="T20" style:family="text">
      <style:text-properties style:language-complex="ar" style:country-complex="SA"/>
    </style:style>
    <style:style style:name="T21" style:family="text">
      <style:text-properties fo:font-size="13pt" fo:font-weight="bold" style:font-size-asian="13pt" style:font-weight-asian="bold" style:font-size-complex="13pt" style:language-complex="ar" style:country-complex="SA" style:font-weight-complex="bold"/>
    </style:style>
    <style:style style:name="T22" style:family="text">
      <style:text-properties fo:color="#545454" style:font-name="Arial" fo:font-size="13pt" fo:font-weight="bold" fo:background-color="#ffffff" loext:char-shading-value="0" style:font-size-asian="13pt" style:font-weight-asian="bold" style:font-name-complex="Arial1" style:font-size-complex="13pt" style:language-complex="ar" style:country-complex="SA" style:font-weight-complex="bold"/>
    </style:style>
    <style:style style:name="T23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18pt"/>
    </style:style>
    <style:style style:name="T24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18pt" style:language-complex="ar" style:country-complex="SA"/>
    </style:style>
    <style:style style:name="T25" style:family="text">
      <style:text-properties fo:font-size="20pt" fo:font-style="italic" style:font-size-asian="20pt" style:font-style-asian="italic" style:font-size-complex="18pt"/>
    </style:style>
    <style:style style:name="T26" style:family="text">
      <style:text-properties fo:font-size="20pt" fo:font-style="italic" style:font-size-asian="20pt" style:font-style-asian="italic" style:font-size-complex="18pt" style:language-complex="ar" style:country-complex="SA"/>
    </style:style>
    <style:style style:name="T2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language-complex="ar" style:country-complex="SA"/>
    </style:style>
    <style:style style:name="T2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3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Curriculum</text:span></text:p>
      <text:p text:style-name="P14"><text:span text:style-name="T1">Vitae</text:span></text:p>
      <text:p text:style-name="P14"><text:span text:style-name="T3">Of</text:span></text:p>
      <text:p text:style-name="P15"/>
      <text:p text:style-name="P14"><text:span text:style-name="T5">VICTOR</text:span></text:p>
      <text:p text:style-name="P14"><text:span text:style-name="T5"/></text:p>
      <text:p text:style-name="P14"><text:span text:style-name="T5">TURINAY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Standard"><text:span text:style-name="T8">PERSONAL DETAILS</text:span></text:p>
      <text:p text:style-name="P2"/>
      <text:p text:style-name="Standard"><text:span text:style-name="T11">Surname</text:span><text:span text:style-name="T14">: Turinayo</text:span></text:p>
      <text:p text:style-name="Standard"><text:span text:style-name="T14">Name: Victor</text:span></text:p>
      <text:p text:style-name="Standard"><text:span text:style-name="T11">Date of Birth</text:span><text:span text:style-name="T14">: 09-April-2000</text:span></text:p>
      <text:p text:style-name="Standard"><text:span text:style-name="T11">Gender:</text:span><text:span text:style-name="T14"> Male</text:span></text:p>
      <text:p text:style-name="Standard"><text:span text:style-name="T11">ID Number</text:span><text:span text:style-name="T14">: 0004096276185(</text:span><text:span text:style-name="T15">Permanent resident </text:span><text:span text:style-name="T16">)</text:span></text:p>
      <text:p text:style-name="Standard"><text:span text:style-name="T11">Physical Address</text:span><text:span text:style-name="T14">: 26 Waterloo Road Kenwyn 7780</text:span></text:p>
      <text:p text:style-name="Standard"><text:span text:style-name="T11">Contact Number</text:span><text:span text:style-name="T14">: 0671628617</text:span></text:p>
      <text:p text:style-name="P5"><text:span text:style-name="T11">Next of Kin</text:span><text:span text:style-name="T14">: </text:span><text:span text:style-name="T9">Fathe</text:span><text:span text:style-name="T14">r (0820942894)</text:span></text:p>
      <text:p text:style-name="P5"><text:span text:style-name="T11">Email Address</text:span><text:span text:style-name="T14">:</text:span><text:span text:style-name="Internet_20_link"><text:span text:style-name="T17"> <text:s/></text:span></text:span><text:span text:style-name="Internet_20_link"><text:span text:style-name="T14">victorturinayo@gmail.com</text:span></text:span></text:p>
      <text:p text:style-name="P5"><text:span text:style-name="T11">Highest Qualification:</text:span><text:span text:style-name="T14"> N5 Electrical Engineering, </text:span></text:p>
      <text:p text:style-name="Standard"><text:span text:style-name="T11">Occupation:</text:span><text:span text:style-name="T14"> Student at CPUT–Mechatronics </text:span></text:p>
      <text:p text:style-name="Standard"><text:span text:style-name="T11">Taxpayer Reference</text:span><text:span text:style-name="T14">: (1727484170)</text:span></text:p>
      <text:p text:style-name="Standard"><text:span text:style-name="T11">Other Language:</text:span><text:span text:style-name="T14"> English, Afrikaans and Swahili</text:span></text:p>
      <text:p text:style-name="P2"/>
      <text:p text:style-name="P3"/>
      <text:p text:style-name="P6"><text:span text:style-name="T14"><text:tab/></text:span></text:p>
      <text:p text:style-name="Standard"><text:soft-page-break/><text:span text:style-name="T19">Professional Experiences</text:span></text:p>
      <text:p text:style-name="P2"/>
      <text:p text:style-name="P5"><text:span text:style-name="T11">Authentik Actors Agency </text:span></text:p>
      <text:p text:style-name="P5"><text:span text:style-name="T14">Nic Leonidas</text:span></text:p>
      <text:p text:style-name="P5"><text:span text:style-name="T14">Contact <text:s/></text:span><text:span text:style-name="T9">0793343116</text:span></text:p>
      <text:p text:style-name="P2"/>
      <text:p text:style-name="P8"/>
      <text:p text:style-name="P5"><text:span text:style-name="T11">Michaels Cubical Kenilworth race course</text:span></text:p>
      <text:p text:style-name="P5"><text:span text:style-name="T11">Position:</text:span><text:span text:style-name="T14"> Bar Tender / Waiter-</text:span><text:span text:style-name="T11">Contact</text:span><text:span text:style-name="T14">: Chef Michael:</text:span><text:span text:style-name="T9"> 0814450990</text:span></text:p>
      <text:p text:style-name="P4"/>
      <text:p text:style-name="P5"><text:span text:style-name="T11">AB (Squared)</text:span></text:p>
      <text:p text:style-name="P5"><text:span text:style-name="T11">Position</text:span><text:span text:style-name="T14">: Bar Tender <text:s text:c="4"/>Green point Stadium Sevens Series</text:span></text:p>
      <text:p text:style-name="P5"><text:span text:style-name="T11">Contact Number:</text:span><text:span text:style-name="T14"> </text:span><text:span text:style-name="T9">0729684570</text:span><text:span text:style-name="T14"> (Andrew Bird)</text:span></text:p>
      <text:p text:style-name="P13"><text:span text:style-name="T11">October Fest+</text:span><text:span text:style-name="T20"> </text:span><text:span text:style-name="T11">Bubbly fest- </text:span><text:span text:style-name="T14">contact (Vereen) </text:span><text:span text:style-name="T11">Position</text:span><text:span text:style-name="T14">: Barman </text:span><text:span text:style-name="T11">Contact:</text:span><text:span text:style-name="T20"> </text:span><text:span text:style-name="T11">0832993840</text:span></text:p>
      <text:p text:style-name="P5"><text:span text:style-name="T11">Bar Tender -Hudson’s Burger Joint</text:span></text:p>
      <text:p text:style-name="P5"><text:span text:style-name="T21">contact: </text:span><text:span text:style-name="T22">claremont@theburgerjoint.co.za</text:span></text:p>
      <text:p text:style-name="P5"><text:span text:style-name="T12">Bartender - Sip Exclusive </text:span></text:p>
      <text:p text:style-name="P10"/>
      <text:p text:style-name="P2"/>
      <text:p text:style-name="Standard"><text:soft-page-break/><text:span text:style-name="T24">Background for seeking work</text:span></text:p>
      <text:p text:style-name="Standard"><text:span text:style-name="T26">To generate enough income to sustain projects as well having a good profile. </text:span></text:p>
      <text:p text:style-name="Standard"><text:span text:style-name="T28">Interest </text:span></text:p>
      <text:p text:style-name="Standard"><text:span text:style-name="T14">I’ve always loved challenges to test my mental tenacity.</text:span></text:p>
      <text:p text:style-name="Standard"><text:span text:style-name="T14">Aspire to become a pioneering Engineer.</text:span></text:p>
      <text:p text:style-name="Standard"><text:span text:style-name="T14">Active Athlete </text:span></text:p>
      <text:p text:style-name="Standard"><text:span text:style-name="T14">Prospects of changing the norm into better standards through innovation and invention.</text:span></text:p>
      <text:p text:style-name="Standard"><text:span text:style-name="T14">I and many can vouch for my honesty, decorum and hardworking persona.</text:span></text:p>
      <text:p text:style-name="P2"/>
      <text:p text:style-name="Standard"><text:span text:style-name="T30">References </text:span></text:p>
      <text:p text:style-name="Standard"><text:span text:style-name="T11">Gen Pagpa (Spiritual Teacher) Contact:</text:span><text:span text:style-name="T14"> </text:span><text:span text:style-name="T9">0768226862</text:span></text:p>
      <text:p text:style-name="Standard"><text:span text:style-name="T11">Mr. Stevens (Student governing body Head) Contact</text:span><text:span text:style-name="T14">: 0847109438</text:span></text:p>
      <text:p text:style-name="P9"/>
      <text:p text:style-name="Standard"><text:span text:style-name="T11">Hudsons burger joint Manager( Siphokazi) :0710904899</text:span></text:p>
      <text:p text:style-name="P7"/>
      <text:p text:style-name="P11"><text:soft-pag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Noto Serif CJK SC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Noto Serif CJK SC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Noto Serif CJK SC" style:font-family-asian="'Noto Serif CJK SC'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1T10:51:00</meta:creation-date>
    <meta:initial-creator>Senzo Hlangu</meta:initial-creator>
    <dc:language>en-ZA</dc:language>
    <dc:date>2020-11-09T23:00:50.160649313</dc:date>
    <meta:editing-cycles>5</meta:editing-cycles>
    <meta:editing-duration>PT1M27S</meta:editing-duration>
    <meta:generator>LibreOffice/6.4.2.2$Linux_X86_64 LibreOffice_project/40$Build-2</meta:generator>
    <meta:document-statistic meta:table-count="0" meta:image-count="0" meta:object-count="0" meta:page-count="5" meta:paragraph-count="45" meta:word-count="197" meta:character-count="1495" meta:non-whitespace-character-count="13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